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LifecycleScheduledTaskRegistrar.afterSingletonsInstanti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LifecycleScheduledTaskRegistrar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